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3" style:family="table-cell"/>
    <style:style style:name="ce4" style:family="table-cell">
      <style:table-cell-properties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1">
            <text:p>PluginFrame.label.Status = </text:p>
          </table:table-cell>
        </table:table-row>
        <table:table-row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>
          <table:table-cell office:value-type="string" office:string-value="SQLQueryBucketFrame.menu.File = " table:style-name="ce1">
            <text:p>SQLQueryBucketFrame.menu.File = </text:p>
          </table:table-cell>
        </table:table-row>
        <table:table-row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  <table:table-cell/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>
          <table:table-cell office:value-type="string" office:string-value="GeneralPreferencesPanel.label.TableReadLimitIcrement = " table:style-name="ce1">
            <text:p>GeneralPreferencesPanel.label.TableReadLimitIcrement = </text:p>
          </table:table-cell>
        </table:table-row>
        <table:table-row table:style-name="ro1">
          <table:table-cell office:value-type="string" office:string-value="GeneralPreferencesPanel.label.EnableTableWriteBatch = " table:style-name="ce3">
            <text:p>GeneralPreferencesPanel.label.EnableTableWriteBatch = </text:p>
          </table:table-cell>
        </table:table-row>
        <table:table-row table:style-name="ro1">
          <table:table-cell office:value-type="string" office:string-value="GeneralPreferencesPanel.label.BatchSize = " table:style-name="ce3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>
          <table:table-cell table:style-name="ce4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 table:style-name="ce4"/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 table:style-name="ce4"/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1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 table:number-rows-repeated="32324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35</meta:editing-cycles>
    <meta:creation-date>2010-06-05T10:53:00</meta:creation-date>
    <dc:date>2012-07-09T10:41:09</dc:date>
  </office:meta>
</office:document-meta>
</file>